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3-01-17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2-09-13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2-05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2-01-04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1-03-09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0-09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20-01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9-09-1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9-04-23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9-01-08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8-09-1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8-05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8-01-10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7-09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7-04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7-01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9152</text:p>
          </table:table-cell>
          <table:table-cell office:value-type="string" calcext:value-type="string">
            <text:p>2016-06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38" meta:object-count="0"/>
    <meta:user-defined meta:name="AppVersion">3.0</meta:user-defined>
  </office:meta>
</office:document-meta>
</file>